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TitleStyle">Договор аренды</text:h>
      <text:list>
        <text:list-item>
          <text:p text:style-name="ListItemStyle">Название фирмы арендатора: Corporate Travel</text:p>
        </text:list-item>
        <text:list-item>
          <text:p text:style-name="ListItemStyle">Название торгового центра: Золотой Вавилон Ростокино</text:p>
        </text:list-item>
        <text:list-item>
          <text:p text:style-name="ListItemStyle">Email сотрудника: Vladlena@gmai.com</text:p>
        </text:list-item>
        <text:list-item>
          <text:p text:style-name="ListItemStyle">Номер павильона: 37А</text:p>
        </text:list-item>
        <text:list-item>
          <text:p text:style-name="ListItemStyle">Дата и время подписания договора: 2024-05-17 18:29:34</text:p>
        </text:list-item>
        <text:list-item>
          <text:p text:style-name="ListItemStyle">Дата окончания аренды: 2024-06-20T00:00:00.000</text:p>
        </text:list-item>
      </text:list>
      <text:p text:style-name="ListItemStyle">Настоящим подтверждается, что арендатор обязуется соблюдать все условия данного договора аренды, включая своевременную оплату аренды и поддержание чистоты и порядка в арендованном павильоне. Арендодатель оставляет за собой право расторгнуть договор в случае нарушения арендатором условий данного договора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paragraph" style:display-name="TitleStyle">
      <style:text-properties fo:font-size="18pt" fo:font-weight="bold"/>
    </style:style>
    <style:style style:name="ListItemStyle" style:family="paragraph" style:display-name="ListItemStyle">
      <style:text-properties fo:font-size="12pt"/>
      <style:paragraph-properties fo:margin-left="1cm" fo:text-indent="-0.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